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49bf" officeooo:paragraph-rsid="000449bf"/>
    </style:style>
    <style:style style:name="P2" style:family="paragraph" style:parent-style-name="Standard">
      <style:text-properties officeooo:rsid="00061447" officeooo:paragraph-rsid="00061447"/>
    </style:style>
    <style:style style:name="P3" style:family="paragraph" style:parent-style-name="Standard">
      <style:text-properties officeooo:rsid="00094f15" officeooo:paragraph-rsid="00094f15"/>
    </style:style>
    <style:style style:name="P4" style:family="paragraph" style:parent-style-name="Standard">
      <style:text-properties officeooo:rsid="000ae1ad" officeooo:paragraph-rsid="000ae1ad"/>
    </style:style>
    <style:style style:name="P5" style:family="paragraph" style:parent-style-name="Standard">
      <style:text-properties officeooo:rsid="000c8d8e" officeooo:paragraph-rsid="000c8d8e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449bf" officeooo:paragraph-rsid="000449bf"/>
    </style:style>
    <style:style style:name="P7" style:family="paragraph" style:parent-style-name="Standard" style:list-style-name="L1">
      <style:text-properties officeooo:paragraph-rsid="000449bf"/>
    </style:style>
    <style:style style:name="P8" style:family="paragraph" style:parent-style-name="Standard" style:list-style-name="L1">
      <style:text-properties officeooo:rsid="000449bf" officeooo:paragraph-rsid="000449bf"/>
    </style:style>
    <style:style style:name="P9" style:family="paragraph" style:parent-style-name="Standard">
      <style:text-properties officeooo:rsid="000c8d8e" officeooo:paragraph-rsid="000c8d8e"/>
    </style:style>
    <style:style style:name="P10" style:family="paragraph" style:parent-style-name="Standard" style:list-style-name="L2">
      <style:text-properties officeooo:rsid="001000da" officeooo:paragraph-rsid="001000da"/>
    </style:style>
    <style:style style:name="P11" style:family="paragraph" style:parent-style-name="Standard">
      <style:text-properties officeooo:rsid="00105c56" officeooo:paragraph-rsid="00105c56"/>
    </style:style>
    <style:style style:name="P12" style:family="paragraph" style:parent-style-name="Standard" style:list-style-name="L3">
      <style:text-properties officeooo:rsid="00120080" officeooo:paragraph-rsid="00120080"/>
    </style:style>
    <style:style style:name="P13" style:family="paragraph" style:parent-style-name="Standard">
      <style:text-properties officeooo:rsid="00120080" officeooo:paragraph-rsid="00120080"/>
    </style:style>
    <style:style style:name="P14" style:family="paragraph" style:parent-style-name="Standard">
      <style:text-properties officeooo:rsid="00147510" officeooo:paragraph-rsid="00147510"/>
    </style:style>
    <style:style style:name="P15" style:family="paragraph" style:parent-style-name="Standard" style:list-style-name="L4">
      <style:text-properties officeooo:rsid="00147510" officeooo:paragraph-rsid="00147510"/>
    </style:style>
    <style:style style:name="P16" style:family="paragraph" style:parent-style-name="Standard">
      <style:text-properties officeooo:rsid="001490fd" officeooo:paragraph-rsid="001490fd"/>
    </style:style>
    <style:style style:name="P17" style:family="paragraph" style:parent-style-name="Standard" style:list-style-name="L5">
      <style:text-properties officeooo:rsid="001490fd" officeooo:paragraph-rsid="001490fd"/>
    </style:style>
    <style:style style:name="P18" style:family="paragraph" style:parent-style-name="Standard" style:list-style-name="L5">
      <style:text-properties officeooo:rsid="001490fd" officeooo:paragraph-rsid="0015bc8c"/>
    </style:style>
    <style:style style:name="P19" style:family="paragraph" style:parent-style-name="Standard">
      <style:text-properties officeooo:rsid="001490fd" officeooo:paragraph-rsid="0015bc8c"/>
    </style:style>
    <style:style style:name="P20" style:family="paragraph" style:parent-style-name="Standard" style:list-style-name="L5">
      <style:text-properties officeooo:paragraph-rsid="0015bc8c"/>
    </style:style>
    <style:style style:name="P21" style:family="paragraph" style:parent-style-name="Standard">
      <style:text-properties officeooo:paragraph-rsid="0015bc8c"/>
    </style:style>
    <style:style style:name="P22" style:family="paragraph" style:parent-style-name="Standard" style:list-style-name="L6">
      <style:text-properties officeooo:rsid="0015bc8c" officeooo:paragraph-rsid="0015bc8c"/>
    </style:style>
    <style:style style:name="T1" style:family="text">
      <style:text-properties officeooo:rsid="0004645f"/>
    </style:style>
    <style:style style:name="T2" style:family="text">
      <style:text-properties officeooo:rsid="0007f18b"/>
    </style:style>
    <style:style style:name="T3" style:family="text">
      <style:text-properties officeooo:rsid="000e322c"/>
    </style:style>
    <style:style style:name="T4" style:family="text">
      <style:text-properties officeooo:rsid="000ea917"/>
    </style:style>
    <style:style style:name="T5" style:family="text">
      <style:text-properties officeooo:rsid="00120080"/>
    </style:style>
    <style:style style:name="T6" style:family="text">
      <style:text-properties officeooo:rsid="0015bc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nux Commands </text:p>
      <text:list xml:id="list849248939" text:style-name="L1">
        <text:list-header>
          <text:p text:style-name="P7"/>
        </text:list-header>
        <text:list-item>
          <text:p text:style-name="P8">How to copy a file and Directory</text:p>
          <text:p text:style-name="P8">Example : - </text:p>
          <text:p text:style-name="P8">cp source destination </text:p>
          <text:p text:style-name="P8">source – location the file that are copy</text:p>
          <text:p text:style-name="P8">destination – location the file after the copy is completed</text:p>
        </text:list-item>
      </text:list>
      <text:p text:style-name="P1"/>
      <text:p text:style-name="P1"><text:tab/>gajendra@gajendra-HP-15-Notebook-PC:~/Documents/gajendra$ cp filecommands.odt abc</text:p>
      <text:p text:style-name="P1"><text:tab/></text:p>
      <text:p text:style-name="P1"><text:tab/>this example are same directory </text:p>
      <text:p text:style-name="P1"/>
      <text:p text:style-name="P1"><text:tab/>gajendra@gajendra-HP-15-Notebook-PC:~/Documents/Linux_commands$ cp ~/Documents/Linux_commands/filecommands.odt <text:s/>~/Documents/gajendra/ </text:p>
      <text:p text:style-name="P1"/>
      <text:p text:style-name="P1"><text:tab/>this example are two different directory</text:p>
      <text:p text:style-name="P1"/>
      <text:p text:style-name="P1"/>
      <text:p text:style-name="P1"><text:tab/><text:span text:style-name="T1">how to copy directory to another directory</text:span></text:p>
      <text:p text:style-name="P1"><text:tab/><text:span text:style-name="T1">Example - </text:span></text:p>
      <text:p text:style-name="P1"><text:tab/><text:tab/><text:span text:style-name="T1">cp -R sourcelocation destinationlocation</text:span></text:p>
      <text:p text:style-name="P1"><text:tab/><text:tab/>-<text:span text:style-name="T1">R : - R meaning recursive copy of directories</text:span></text:p>
      <text:p text:style-name="P2"/>
      <text:p text:style-name="P2"/>
      <text:p text:style-name="P2">2. cut and rename commands</text:p>
      <text:p text:style-name="P2"><text:tab/>cut commad</text:p>
      <text:p text:style-name="P2"><text:tab/>--------------</text:p>
      <text:p text:style-name="P1"><text:tab/><text:span text:style-name="T2">Syntax - <text:s/>mv sorcelocation destinationlocation</text:span><text:tab/></text:p>
      <text:p text:style-name="P1"><text:tab/><text:span text:style-name="T2">Example : -</text:span></text:p>
      <text:p text:style-name="P1"><text:tab/>gajendra@gajendra-HP-15-Notebook-PC:~/Documents/gajendra$ ls </text:p>
      <text:p text:style-name="P1">abc <text:s/>filecommands.odt <text:s/>gitcommands.odt</text:p>
      <text:p text:style-name="P1"/>
      <text:p text:style-name="P1">gajendra@gajendra-HP-15-Notebook-PC:~/Documents/gajendra$ mv ~/Documents/gajendra/filecommands.odt ~/Documents/</text:p>
      <text:p text:style-name="P1"/>
      <text:p text:style-name="P1">gajendra@gajendra-HP-15-Notebook-PC:~/Documents/gajendra$ ls</text:p>
      <text:p text:style-name="P1">abc <text:s/>gitcommands.odt</text:p>
      <text:p text:style-name="P1"/>
      <text:p text:style-name="P1">gajendra@gajendra-HP-15-Notebook-PC:~/Documents/gajendra$ cd ..</text:p>
      <text:p text:style-name="P1"/>
      <text:p text:style-name="P1">gajendra@gajendra-HP-15-Notebook-PC:~/Documents$ ls</text:p>
      <text:p text:style-name="P1">filecommands.odt <text:s/>filemanipulation.odt <text:s/>gajendra <text:s/>Linux_commands <text:s/>mytask_beryl.ods</text:p>
      <text:p text:style-name="P1"/>
      <text:p text:style-name="P1">gajendra@gajendra-HP-15-Notebook-PC:~/Documents$ </text:p>
      <text:p text:style-name="P1"/>
      <text:p text:style-name="P3">Remane command</text:p>
      <text:p text:style-name="P3">-----------------------</text:p>
      <text:p text:style-name="P3">Synt<text:span text:style-name="T3">a</text:span>x – mv oldfilename newfilename</text:p>
      <text:p text:style-name="P4">Example - </text:p>
      <text:p text:style-name="P4">gajendra@gajendra-HP-15-Notebook-PC:~/Documents$ ls</text:p>
      <text:p text:style-name="P4">filecommands.odt <text:s/>filemanipulation.odt <text:s/>gajendra <text:s/>Linux_commands <text:s/>mytask_beryl.ods</text:p>
      <text:p text:style-name="P4"/>
      <text:p text:style-name="P4"><text:soft-page-break/>gajendra@gajendra-HP-15-Notebook-PC:~/Documents$ mv Linux_commands Linux</text:p>
      <text:p text:style-name="P4">gajendra@gajendra-HP-15-Notebook-PC:~/Documents$ ls</text:p>
      <text:p text:style-name="P4">filecommands.odt <text:s/>filemanipulation.odt <text:s/>gajendra <text:s/>Linux <text:s/>mytask_beryl.ods</text:p>
      <text:p text:style-name="P4"/>
      <text:p text:style-name="P4"/>
      <text:p text:style-name="P5">3.Remove or Delete commmand</text:p>
      <text:p text:style-name="P5"><text:s text:c="3"/>command name = rm </text:p>
      <text:p text:style-name="P5"><text:s text:c="3"/>syntax – <text:span text:style-name="T4">rm -r filename/DirectoryName </text:span></text:p>
      <text:list xml:id="list1091038298" text:style-name="L2">
        <text:list-item>
          <text:p text:style-name="P10">Some extra option in Remove and Delete command</text:p>
          <text:p text:style-name="P10">rmdir <text:s/>: - remove the specified directory (empty)</text:p>
          <text:p text:style-name="P10">rmdir – p :- remove both parent and child directory</text:p>
          <text:p text:style-name="P10">rm – rf :- removes even non-empty file and directory</text:p>
          <text:p text:style-name="P10">rm – rp :- removes non-empty directory including parent and subdirectory</text:p>
          <text:p text:style-name="P10">rm – r :- removes empty directory</text:p>
        </text:list-item>
      </text:list>
      <text:p text:style-name="P11">4. <text:span text:style-name="T5">To check where any packages are installed on our system .</text:span></text:p>
      <text:list xml:id="list2782014251" text:style-name="L3">
        <text:list-item>
          <text:p text:style-name="P12">Which command show the location of any packages.</text:p>
        </text:list-item>
        <text:list-item>
          <text:p text:style-name="P12">Syntax :- which package_name press enter</text:p>
        </text:list-item>
        <text:list-item>
          <text:p text:style-name="P12">always package_name is shot cut name, those name are generated by default by system.</text:p>
        </text:list-item>
      </text:list>
      <text:p text:style-name="P13"/>
      <text:p text:style-name="P14">5. Grep and Sort commands</text:p>
      <text:list xml:id="list226580926" text:style-name="L4">
        <text:list-item>
          <text:p text:style-name="P15">grep command : - To find any particular data </text:p>
        </text:list-item>
        <text:list-item>
          <text:p text:style-name="P15">Syntax : -grep &lt;message&gt; location</text:p>
        </text:list-item>
        <text:list-item>
          <text:p text:style-name="P15">sort command : - to show file data with soritng order</text:p>
        </text:list-item>
      </text:list>
      <text:p text:style-name="P16">6. To created softlink and hardlink</text:p>
      <text:list xml:id="list1977613954" text:style-name="L5">
        <text:list-item>
          <text:p text:style-name="P17">sortlink :- when ever we can created any softlink, at a time one soft copy will created .</text:p>
        </text:list-item>
        <text:list-item>
          <text:p text:style-name="P18">Syntax :- ln -s original_filename new_filename</text:p>
        </text:list-item>
        <text:list-item>
          <text:p text:style-name="P18"><text:span text:style-name="T6">its created shotcut copy of original file, and if any modified any one file impact both file.</text:span></text:p>
        </text:list-item>
        <text:list-item>
          <text:p text:style-name="P18"><text:span text:style-name="T6">When ever ,deleted original copy ,softcopy will not deleted but can’t access the softcopy.</text:span></text:p>
        </text:list-item>
      </text:list>
      <text:p text:style-name="P19"/>
      <text:list xml:id="list2722084824" text:style-name="L6">
        <text:list-item>
          <text:p text:style-name="P22">Hardlink :- it’s exactly same as softlink,some small different. When ever we can deleted original copy , hardcopy will not deleted and access the hardcopy .</text:p>
        </text:list-item>
        <text:list-item>
          <text:p text:style-name="P22">Syntax : - ln original_copy hardline_file.</text:p>
        </text:list-item>
      </text:list>
      <text:list xml:id="list221908074640893" text:continue-list="list1977613954" text:style-name="L5">
        <text:list-header>
          <text:p text:style-name="P20"/>
        </text:list-header>
      </text:list>
      <text:p text:style-name="P21"/>
      <text:p text:style-name="P21"/>
      <text:p text:style-name="P21"/>
      <text:list xml:id="list221908052531253" text:continue-numbering="true" text:style-name="L5">
        <text:list-header>
          <text:p text:style-name="P20"/>
          <text:p text:style-name="P20"/>
          <text:p text:style-name="P20"><text:span text:style-name="T6"><text:s text:c="2"/></text:span></text:p>
        </text:list-header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14:47:41.465675478</meta:creation-date>
    <dc:date>2021-05-15T22:19:07.269753095</dc:date>
    <meta:editing-duration>PT2H18M37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" meta:paragraph-count="66" meta:word-count="387" meta:character-count="3032" meta:non-whitespace-character-count="2666"/>
  </office:meta>
</office:document-meta>
</file>